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9f9d8" officeooo:paragraph-rsid="0019f9d8"/>
    </style:style>
    <style:style style:name="P2" style:family="paragraph" style:parent-style-name="Standard">
      <style:paragraph-properties fo:text-align="center" style:justify-single-word="false"/>
      <style:text-properties officeooo:rsid="0018d8e1" officeooo:paragraph-rsid="0018d8e1"/>
    </style:style>
    <style:style style:name="P3" style:family="paragraph" style:parent-style-name="Standard">
      <style:paragraph-properties fo:text-align="center" style:justify-single-word="false"/>
      <style:text-properties officeooo:rsid="0019f9d8" officeooo:paragraph-rsid="0019f9d8"/>
    </style:style>
    <style:style style:name="P4" style:family="paragraph" style:parent-style-name="Standard">
      <style:paragraph-properties fo:text-align="center" style:justify-single-word="false"/>
      <style:text-properties officeooo:rsid="001d2932" officeooo:paragraph-rsid="0018d8e1"/>
    </style:style>
    <style:style style:name="P5" style:family="paragraph" style:parent-style-name="Standard">
      <style:paragraph-properties fo:text-align="start" style:justify-single-word="false"/>
      <style:text-properties officeooo:paragraph-rsid="001d2932"/>
    </style:style>
    <style:style style:name="P6" style:family="paragraph" style:parent-style-name="Standard">
      <style:paragraph-properties fo:text-align="start" style:justify-single-word="false"/>
      <style:text-properties officeooo:rsid="001d4848" officeooo:paragraph-rsid="001d484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2932" officeooo:paragraph-rsid="001d2932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d293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d4848" officeooo:paragraph-rsid="001d4848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044cf" officeooo:paragraph-rsid="002044cf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13339" officeooo:paragraph-rsid="00213339"/>
    </style:style>
    <style:style style:name="P12" style:family="paragraph" style:parent-style-name="Standard">
      <style:paragraph-properties fo:text-align="start" style:justify-single-word="false"/>
      <style:text-properties officeooo:rsid="00213339" officeooo:paragraph-rsid="00213339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213339" officeooo:paragraph-rsid="00213339"/>
    </style:style>
    <style:style style:name="T1" style:family="text">
      <style:text-properties officeooo:rsid="001d2932"/>
    </style:style>
    <style:style style:name="T2" style:family="text">
      <style:text-properties officeooo:rsid="001e7d7e"/>
    </style:style>
    <style:style style:name="T3" style:family="text">
      <style:text-properties officeooo:rsid="002044cf"/>
    </style:style>
    <style:style style:name="T4" style:family="text">
      <style:text-properties officeooo:rsid="00213339"/>
    </style:style>
    <style:style style:name="T5" style:family="text">
      <style:text-properties officeooo:rsid="002176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2">­</text:span>Compte Rendu TP</text:p>
      <text:p text:style-name="Subtitle">Info306 | Développement Android</text:p>
      <text:p text:style-name="P2"/>
      <text:p text:style-name="P4"/>
      <text:list xml:id="list869394118" text:style-name="L1">
        <text:list-item>
          <text:p text:style-name="P7">Question 1 :</text:p>
          <text:list>
            <text:list-header>
              <text:p text:style-name="P7">Le but de ce TP est de recréer le jeu 2048.</text:p>
              <text:p text:style-name="P8">Le but du jeu est de faire glisser des <text:span text:style-name="T1">tuiles</text:span> sur une grille, pour combiner les tuiles de mêmes valeurs et créer ainsi une tuile portant le nombre 2048. Le joueur peut toutefois continuer à jouer après cet objectif atteint pour faire le meilleur score possible. <text:span text:style-name="T1"><text:s/></text:span></text:p>
            </text:list-header>
          </text:list>
        </text:list-item>
      </text:list>
      <text:p text:style-name="P5"/>
      <text:list xml:id="list225154830183064" text:continue-numbering="true" text:style-name="L1">
        <text:list-item>
          <text:p text:style-name="P9">Question 2 <text:span text:style-name="T3">à </text:span>3 :</text:p>
          <text:list>
            <text:list-header>
              <text:p text:style-name="P9">Création du projet sur AndroidStudio avec ajout du logo : (insérer logo)</text:p>
            </text:list-header>
          </text:list>
        </text:list-item>
      </text:list>
      <text:p text:style-name="P6"/>
      <text:list xml:id="list225155898000522" text:continue-numbering="true" text:style-name="L1">
        <text:list-item>
          <text:p text:style-name="P9">Question 4 à 7 :</text:p>
          <text:list>
            <text:list-header>
              <text:p text:style-name="P9">Création d’un LinearLayout et de 3 RelativeLayout associés, respectivement nommés globalLO, scoreLO, boardLO, controlLO</text:p>
            </text:list-header>
          </text:list>
        </text:list-item>
      </text:list>
      <text:p text:style-name="P6"/>
      <text:list xml:id="list439585894" text:style-name="L2">
        <text:list-item>
          <text:p text:style-name="P10">Question <text:span text:style-name="T4">8 à 11:</text:span></text:p>
        </text:list-item>
      </text:list>
      <text:list xml:id="list1769833747" text:style-name="L3">
        <text:list-item>
          <text:list>
            <text:list-header>
              <text:p text:style-name="P13">&lt;insérer codes&gt;</text:p>
              <text:p text:style-name="P13"/>
            </text:list-header>
          </text:list>
        </text:list-item>
      </text:list>
      <text:list xml:id="list225155738185871" text:continue-list="list439585894" text:style-name="L2">
        <text:list-item>
          <text:p text:style-name="P11"/>
          <text:list>
            <text:list-header>
              <text:p text:style-name="P11"/>
            </text:list-header>
          </text:list>
        </text:list-item>
      </text:list>
      <text:p text:style-name="P1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d293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9f9d8" officeooo:paragraph-rsid="0019f9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GIGOUT Thomas<text:tab/><text:tab/>CRTP</text:p>
        <text:p text:style-name="MP1">DAUNIQUE Wilfried<text:tab/><text:tab/>Développement Android | Game20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9:01:55.446436271</meta:creation-date>
    <dc:date>2018-11-15T22:51:53.953144204</dc:date>
    <meta:editing-duration>PT6H8M35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15" meta:word-count="128" meta:character-count="699" meta:non-whitespace-character-count="589"/>
  </office:meta>
</office:document-meta>
</file>